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rsid="001fcebc" officeooo:paragraph-rsid="001fcebc"/>
    </style:style>
    <style:style style:name="P3" style:family="paragraph" style:parent-style-name="Standard">
      <style:text-properties fo:language="ru" fo:country="RU" officeooo:rsid="001fcebc" officeooo:paragraph-rsid="002142cb"/>
    </style:style>
    <style:style style:name="P4" style:family="paragraph" style:parent-style-name="Standard">
      <style:text-properties fo:language="ru" fo:country="RU" officeooo:rsid="001fd0b5" officeooo:paragraph-rsid="001fd0b5"/>
    </style:style>
    <style:style style:name="P5" style:family="paragraph" style:parent-style-name="Standard">
      <style:text-properties fo:language="ru" fo:country="RU" officeooo:rsid="001fd0b5" officeooo:paragraph-rsid="002142cb"/>
    </style:style>
    <style:style style:name="P6" style:family="paragraph" style:parent-style-name="Standard">
      <style:text-properties fo:language="ru" fo:country="RU" officeooo:paragraph-rsid="002142cb"/>
    </style:style>
    <style:style style:name="P7" style:family="paragraph" style:parent-style-name="Standard">
      <style:text-properties officeooo:paragraph-rsid="001fcebc"/>
    </style:style>
    <style:style style:name="P8" style:family="paragraph" style:parent-style-name="Standard">
      <style:text-properties officeooo:rsid="001fd0b5" officeooo:paragraph-rsid="001fd0b5"/>
    </style:style>
    <style:style style:name="P9" style:family="paragraph" style:parent-style-name="Standard">
      <style:text-properties officeooo:rsid="001fd0b5" officeooo:paragraph-rsid="002142cb"/>
    </style:style>
    <style:style style:name="P10" style:family="paragraph" style:parent-style-name="Standard">
      <style:text-properties officeooo:paragraph-rsid="001fd0b5"/>
    </style:style>
    <style:style style:name="P11" style:family="paragraph" style:parent-style-name="Standard">
      <style:text-properties officeooo:paragraph-rsid="002142cb"/>
    </style:style>
    <style:style style:name="T1" style:family="text">
      <style:text-properties officeooo:rsid="001fceb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fcebc"/>
    </style:style>
    <style:style style:name="T4" style:family="text">
      <style:text-properties fo:language="ru" fo:country="RU" officeooo:rsid="001fd0b5"/>
    </style:style>
    <style:style style:name="T5" style:family="text">
      <style:text-properties officeooo:rsid="001fd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Доброго времени суток, решил попробовать для себя создать <text:span text:style-name="T1">виртуальный</text:span> мир. Вот что получилось.</text:p>
      <text:p text:style-name="P6">Правила такие:</text:p>
      <text:p text:style-name="P6">Питание: бот может скушать не родного бота в любой точке экрана, в круге может получить энергию от фотосинтеза, вне круга бот может пищу создать и покормить соседа, <text:span text:style-name="T1">на что тратит энергию (1.ед.)</text:span>, сам <text:span text:style-name="T1">съесть</text:span> не может, и получить <text:span text:style-name="T1">пищу</text:span> сможет только от соседа.</text:p>
      <text:p text:style-name="P3">Размножение: количество ботов строго определенно и не может превышать порог, новый бот появится только тогда когда другой бот погибнет. Если энергии меньше 30 ед., бот не может делиться.</text:p>
      <text:p text:style-name="P11"><text:span text:style-name="T3">Команды: у бота 2 ветки команд, первая ветка </text:span><text:span text:style-name="T4">вы</text:span><text:span text:style-name="T3">полняется тогда когда бот одинок, и никому не прикасаться, вторая ветка когда бот прикасается к другому боту.</text:span></text:p>
      <text:p text:style-name="P9"><text:span text:style-name="T3">Н</text:span><text:span text:style-name="T2">абор команд:</text:span></text:p>
      <text:p text:style-name="P3">0 — безусловная мутация</text:p>
      <text:p text:style-name="P11"><text:span text:style-name="T3">1 — сам не понял что сделал </text:span><text:span text:style-name="T4">(внутри круга в 5% случаев превращается в команду 7, а снаружи в команду 8) типа адаптации к окружающей среде</text:span><text:span text:style-name="T3">.</text:span></text:p>
      <text:p text:style-name="P3">2 — шаг <text:span text:style-name="T5">в заданном направлении</text:span></text:p>
      <text:p text:style-name="P3">3 — поворот в лев<text:span text:style-name="T5">о</text:span> на 15 гр.</text:p>
      <text:p text:style-name="P3">4 — поворот в право на 15 гр.</text:p>
      <text:p text:style-name="P3">5 — скушать ближайшего чужого бота <text:span text:style-name="T5">(если прикоснется)</text:span></text:p>
      <text:p text:style-name="P3">6 — деление <text:span text:style-name="T5">(если энергии больше 30, и есть свободное место).</text:span></text:p>
      <text:p text:style-name="P3">7 — получить порцию энергии света (внутри круга)</text:p>
      <text:p text:style-name="P3">8 — создать порцию пищи для соседа (за кругом)</text:p>
      <text:p text:style-name="P5">Мутации: мутации происходит безусловно по команде 0, или если бот живет больше 1000 циклов, с вероятностью 0,1%.</text:p>
      <text:p text:style-name="P11"><text:span text:style-name="T4">Смерть: бот умирает если энергия равна 0, если бот живет больше 2000 циклов то каждый следующий цикл его энергия уменьшается на 20% (жалко сразу убивать, а вдруг у него много энергии, дадим еще маленький шанс пожить дольше)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22:37:49.397000000</meta:creation-date>
    <dc:date>2020-04-01T23:11:06.176000000</dc:date>
    <meta:editing-duration>PT1M52S</meta:editing-duration>
    <meta:editing-cycles>1</meta:editing-cycles>
    <meta:document-statistic meta:table-count="0" meta:image-count="0" meta:object-count="0" meta:page-count="1" meta:paragraph-count="17" meta:word-count="246" meta:character-count="1512" meta:non-whitespace-character-count="1274"/>
    <meta:generator>LibreOffice/6.4.1.2$Windows_x86 LibreOffice_project/4d224e95b98b138af42a64d84056446d09082932</meta:generator>
  </office:meta>
</office:document-meta>
</file>